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3.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DejaVu Sans" style:font-name-asian="DejaVu Sans1" style:font-name-complex="DejaVu Sans1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row table:style-name="ro1">
          <table:table-cell office:value-type="string">
            <text:p>rol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role_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(256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competenc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role_id</text:p>
          </table:table-cell>
          <table:table-cell office:value-type="string">
            <text:p>Integer(4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competence_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(256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register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erson_id</text:p>
          </table:table-cell>
          <table:table-cell office:value-type="string">
            <text:p>Integer(32)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ing(128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s_available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f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degre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gree_name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String(256)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dissertation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64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uploader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title</text:p>
          </table:table-cell>
          <table:table-cell office:value-type="string">
            <text:p>String(64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le</text:p>
          </table:table-cell>
          <table:table-cell office:value-type="string">
            <text:p>String(64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author</text:p>
          </table:table-cell>
          <table:table-cell office:value-type="string">
            <text:p>String(64)</text:p>
          </table:table-cell>
          <table:table-cell table:number-columns-repeated="6"/>
        </table:table-row>
        <table:table-row table:style-name="ro1">
          <table:table-cell office:value-type="string">
            <text:p>pub_date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>
            <text:p>uploa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person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register_id</text:p>
          </table:table-cell>
          <table:table-cell office:value-type="string">
            <text:p>Integer(32)</text:p>
          </table:table-cell>
          <table:table-cell table:number-columns-repeated="2"/>
          <table:table-cell table:number-columns-repeated="3" office:value-type="string">
            <text:p>y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32)</text:p>
          </table:table-cell>
          <table:table-cell table:number-columns-repeated="6"/>
        </table:table-row>
        <table:table-row table:style-name="ro1">
          <table:table-cell office:value-type="string">
            <text:p>d_card</text:p>
          </table:table-cell>
          <table:table-cell office:value-type="string">
            <text:p>String(32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ntroduction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degree_id</text:p>
          </table:table-cell>
          <table:table-cell office:value-type="string">
            <text:p>String(4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role_id</text:p>
          </table:table-cell>
          <table:table-cell office:value-type="string">
            <text:p>String(4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_male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t</text:p>
          </table:table-cell>
        </table:table-row>
        <table:table-row table:style-name="ro1">
          <table:table-cell office:value-type="string">
            <text:p>birthday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1">
          <table:table-cell office:value-type="string">
            <text:p>regis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login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device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lab_id</text:p>
          </table:table-cell>
          <table:table-cell office:value-type="string">
            <text:p>Integer(128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user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rice</text:p>
          </table:table-cell>
          <table:table-cell office:value-type="string">
            <text:p>Doubl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s_available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t</text:p>
          </table:table-cell>
        </table:table-row>
        <table:table-row table:style-name="ro1">
          <table:table-cell office:value-type="string">
            <text:p>stock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lab 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64)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erson_id</text:p>
          </table:table-cell>
          <table:table-cell office:value-type="string">
            <text:p>Integer(32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device_number</text:p>
          </table:table-cell>
          <table:table-cell office:value-type="string">
            <text:p>Integer(4)</text:p>
          </table:table-cell>
          <table:table-cell table:number-columns-repeated="6"/>
        </table:table-row>
        <table:table-row table:style-name="ro1">
          <table:table-cell office:value-type="string">
            <text:p>address</text:p>
          </table:table-cell>
          <table:table-cell office:value-type="string">
            <text:p>String(128)</text:p>
          </table:table-cell>
          <table:table-cell table:number-columns-repeated="6"/>
        </table:table-row>
        <table:table-row table:style-name="ro1">
          <table:table-cell office:value-type="string">
            <text:p>is_engage</text:p>
          </table:table-cell>
          <table:table-cell office:value-type="string">
            <text:p>Boolean</text:p>
          </table:table-cell>
          <table:table-cell table:number-columns-repeated="6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office:value-type="string">
            <text:p>team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64)</text:p>
          </table:table-cell>
          <table:table-cell table:number-columns-repeated="6"/>
        </table:table-row>
        <table:table-row table:style-name="ro1">
          <table:table-cell office:value-type="string">
            <text:p>team_leader_id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project_id</text:p>
          </table:table-cell>
          <table:table-cell office:value-type="string">
            <text:p>Integer(32)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is_engage</text:p>
          </table:table-cell>
          <table:table-cell office:value-type="string">
            <text:p>Boolean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project 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is_classified</text:p>
          </table:table-cell>
          <table:table-cell office:value-type="string">
            <text:p>Boolean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classified_project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64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budget</text:p>
          </table:table-cell>
          <table:table-cell office:value-type="string">
            <text:p>Doubl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nish_date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normal_project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String(64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information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budget</text:p>
          </table:table-cell>
          <table:table-cell office:value-type="string">
            <text:p>Doubl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nish_date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member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32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erson_id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team_id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project_id</text:p>
          </table:table-cell>
          <table:table-cell office:value-type="string">
            <text:p>Integer(32)</text:p>
          </table:table-cell>
          <table:table-cell table:number-columns-repeated="6"/>
        </table:table-row>
        <table:table-row table:style-name="ro1">
          <table:table-cell office:value-type="string">
            <text:p>is_team_leader</text:p>
          </table:table-cell>
          <table:table-cell office:value-type="string">
            <text:p>Boolean</text:p>
          </table:table-cell>
          <table:table-cell table:number-columns-repeated="5"/>
          <table:table-cell office:value-type="string">
            <text:p>false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work_sheet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project_id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or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owner</text:p>
          </table:table-cell>
          <table:table-cell office:value-type="string">
            <text:p>Integer(32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title</text:p>
          </table:table-cell>
          <table:table-cell table:style-name="ce2" office:value-type="string">
            <text:p>String(64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work_detail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deadlin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finish_date</text:p>
          </table:table-cell>
          <table:table-cell office:value-type="string">
            <text:p>Date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>
            <text:p>work_status</text:p>
          </table:table-cell>
          <table:table-cell/>
          <table:table-cell office:value-type="string">
            <text:p>primary key</text:p>
          </table:table-cell>
          <table:table-cell office:value-type="string">
            <text:p>auto increment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office:value-type="string">
            <text:p>foreign key</text:p>
          </table:table-cell>
          <table:table-cell office:value-type="string">
            <text:p>defaul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teger(128)</text:p>
          </table:table-cell>
          <table:table-cell table:number-columns-repeated="4" office:value-type="string">
            <text:p>y</text:p>
          </table:table-cell>
          <table:table-cell table:number-columns-repeated="2"/>
        </table:table-row>
        <table:table-row table:style-name="ro1">
          <table:table-cell office:value-type="string">
            <text:p>work_sheet_id</text:p>
          </table:table-cell>
          <table:table-cell office:value-type="string">
            <text:p>Integer(128)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status</text:p>
          </table:table-cell>
          <table:table-cell office:value-type="string">
            <text:p>Integer(4)</text:p>
          </table:table-cell>
          <table:table-cell table:number-columns-repeated="6"/>
        </table:table-row>
        <table:table-row table:style-name="ro1">
          <table:table-cell office:value-type="string">
            <text:p>report</text:p>
          </table:table-cell>
          <table:table-cell office:value-type="string">
            <text:p>String(512)</text:p>
          </table:table-cell>
          <table:table-cell table:number-columns-repeated="6"/>
        </table:table-row>
        <table:table-row table:style-name="ro1">
          <table:table-cell office:value-type="string">
            <text:p>create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string">
            <text:p>last_modified_date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</table:table>
      <table:table table:name="工作表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2010／05／19</text:date>, <text:time>15:14:3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o Christ</meta:initial-creator>
    <meta:creation-date>2010-04-30T21:25:20</meta:creation-date>
    <dc:date>2010-05-19T15:14:33</dc:date>
    <dc:creator>Leo Christ</dc:creator>
    <meta:editing-duration>PT05H27M21S</meta:editing-duration>
    <meta:editing-cycles>36</meta:editing-cycles>
    <meta:generator>OpenOffice.org/3.1$Linux OpenOffice.org_project/310m19$Build-9420</meta:generator>
    <meta:document-statistic meta:table-count="3" meta:cell-count="413" meta:object-count="0"/>
  </office:meta>
</office:document-meta>
</file>